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Chapter Headings are h1<text:bookmark-end text:name="chapter-1"/></text:h>
      <text:p text:style-name="First_20_paragraph">Start writing! :-) git st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7:01:03Z</meta:creation-date>
    <dc:date>2020-11-09T17:01:0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